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.getSo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2.get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2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.getSo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2.getV_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2.setVal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2.setV_al( int v_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.setSongList( List &lt; Value2 &gt; song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86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.setSonglist( String song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